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Gir dosyamızın içeriği aşağıdaki gibidir.</text:p>
        <ns0:p ns0:style-name="rststyle-codeblock">&lt;?xml version="1.0"?&gt;<ns0:line-break/>&lt;!-- hello-1.0.gir generated by valac 0.56.7, do not modify. --&gt;<ns0:line-break/>&lt;repository version="1.2" ...&gt;<ns0:line-break/>&lt;package name="hello"/&gt;<ns0:line-break/>&lt;c:include name="libhello.h"/&gt;<ns0:line-break/>&lt;namespace name="hello" version="1.0" c:prefix="hello" c:identifier-prefixes="hello" c:symbol-prefixes="hello"&gt;<ns0:line-break/><ns0:s ns0:c="8"/>&lt;function name="print" c:identifier="hello_print"&gt;<ns0:line-break/><ns0:s ns0:c="16"/>&lt;return-value transfer-ownership="full"&gt;<ns0:line-break/><ns0:s ns0:c="24"/>&lt;type name="none" c:type="void"/&gt;<ns0:line-break/><ns0:s ns0:c="16"/>&lt;/return-value&gt;<ns0:line-break/><ns0:s ns0:c="8"/>&lt;/function&gt;<ns0:line-break/>&lt;/namespace&gt;<ns0:line-break/>&lt;/repository&gt;</ns0:p>
        <text:span text:style-name="rststyle-comment">
          <text:span text:style-name="rststyle-preproc">&lt;?xml version="1.0"?&gt;</text:span>
        </text:span>
        <text:span text:style-name="rststyle-whitespace">
</text:span>
        <text:span text:style-name="rststyle-comment">
          <text:span text:style-name="rststyle-multiline">&lt;!-- hello-1.0.gir generated by valac 0.56.7, do not modify. --&gt;</text:span>
        </text:span>
        <text:span text:style-name="rststyle-whitespace">
</text:span>
        <text:span text:style-name="rststyle-name">
          <text:span text:style-name="rststyle-tag">&lt;repository</text:span>
        </text:span>
        <text:span text:style-name="rststyle-whitespace"> </text:span>
        <text:span text:style-name="rststyle-name">
          <text:span text:style-name="rststyle-attribute">version=</text:span>
        </text:span>
        <text:span text:style-name="rststyle-literal">
          <text:span text:style-name="rststyle-string">"1.2"</text:span>
        </text:span>
        <text:span text:style-name="rststyle-whitespace"> </text:span>
        <text:span text:style-name="rststyle-error">...</text:span>
        <text:span text:style-name="rststyle-name">
          <text:span text:style-name="rststyle-tag">&gt;</text:span>
        </text:span>
        <text:span text:style-name="rststyle-whitespace">
</text:span>
        <text:span text:style-name="rststyle-name">
          <text:span text:style-name="rststyle-tag">&lt;package</text:span>
        </text:span>
        <text:span text:style-name="rststyle-whitespace"> </text:span>
        <text:span text:style-name="rststyle-name">
          <text:span text:style-name="rststyle-attribute">name=</text:span>
        </text:span>
        <text:span text:style-name="rststyle-literal">
          <text:span text:style-name="rststyle-string">"hello"</text:span>
        </text:span>
        <text:span text:style-name="rststyle-name">
          <text:span text:style-name="rststyle-tag">/&gt;</text:span>
        </text:span>
        <text:span text:style-name="rststyle-whitespace">
</text:span>
        <text:span text:style-name="rststyle-name">
          <text:span text:style-name="rststyle-tag">&lt;c:include</text:span>
        </text:span>
        <text:span text:style-name="rststyle-whitespace"> </text:span>
        <text:span text:style-name="rststyle-name">
          <text:span text:style-name="rststyle-attribute">name=</text:span>
        </text:span>
        <text:span text:style-name="rststyle-literal">
          <text:span text:style-name="rststyle-string">"libhello.h"</text:span>
        </text:span>
        <text:span text:style-name="rststyle-name">
          <text:span text:style-name="rststyle-tag">/&gt;</text:span>
        </text:span>
        <text:span text:style-name="rststyle-whitespace">
</text:span>
        <text:span text:style-name="rststyle-name">
          <text:span text:style-name="rststyle-tag">&lt;namespace</text:span>
        </text:span>
        <text:span text:style-name="rststyle-whitespace"> </text:span>
        <text:span text:style-name="rststyle-name">
          <text:span text:style-name="rststyle-attribute">name=</text:span>
        </text:span>
        <text:span text:style-name="rststyle-literal">
          <text:span text:style-name="rststyle-string">"hello"</text:span>
        </text:span>
        <text:span text:style-name="rststyle-whitespace"> </text:span>
        <text:span text:style-name="rststyle-name">
          <text:span text:style-name="rststyle-attribute">version=</text:span>
        </text:span>
        <text:span text:style-name="rststyle-literal">
          <text:span text:style-name="rststyle-string">"1.0"</text:span>
        </text:span>
        <text:span text:style-name="rststyle-whitespace"> </text:span>
        <text:span text:style-name="rststyle-name">
          <text:span text:style-name="rststyle-attribute">c:prefix=</text:span>
        </text:span>
        <text:span text:style-name="rststyle-literal">
          <text:span text:style-name="rststyle-string">"hello"</text:span>
        </text:span>
        <text:span text:style-name="rststyle-whitespace"> </text:span>
        <text:span text:style-name="rststyle-name">
          <text:span text:style-name="rststyle-attribute">c:identifier-prefixes=</text:span>
        </text:span>
        <text:span text:style-name="rststyle-literal">
          <text:span text:style-name="rststyle-string">"hello"</text:span>
        </text:span>
        <text:span text:style-name="rststyle-whitespace"> </text:span>
        <text:span text:style-name="rststyle-name">
          <text:span text:style-name="rststyle-attribute">c:symbol-prefixes=</text:span>
        </text:span>
        <text:span text:style-name="rststyle-literal">
          <text:span text:style-name="rststyle-string">"hello"</text:span>
        </text:span>
        <text:span text:style-name="rststyle-name">
          <text:span text:style-name="rststyle-tag">&gt;</text:span>
        </text:span>
        <text:span text:style-name="rststyle-whitespace">
        </text:span>
        <text:span text:style-name="rststyle-name">
          <text:span text:style-name="rststyle-tag">&lt;function</text:span>
        </text:span>
        <text:span text:style-name="rststyle-whitespace"> </text:span>
        <text:span text:style-name="rststyle-name">
          <text:span text:style-name="rststyle-attribute">name=</text:span>
        </text:span>
        <text:span text:style-name="rststyle-literal">
          <text:span text:style-name="rststyle-string">"print"</text:span>
        </text:span>
        <text:span text:style-name="rststyle-whitespace"> </text:span>
        <text:span text:style-name="rststyle-name">
          <text:span text:style-name="rststyle-attribute">c:identifier=</text:span>
        </text:span>
        <text:span text:style-name="rststyle-literal">
          <text:span text:style-name="rststyle-string">"hello_print"</text:span>
        </text:span>
        <text:span text:style-name="rststyle-name">
          <text:span text:style-name="rststyle-tag">&gt;</text:span>
        </text:span>
        <text:span text:style-name="rststyle-whitespace">
                </text:span>
        <text:span text:style-name="rststyle-name">
          <text:span text:style-name="rststyle-tag">&lt;return-value</text:span>
        </text:span>
        <text:span text:style-name="rststyle-whitespace"> </text:span>
        <text:span text:style-name="rststyle-name">
          <text:span text:style-name="rststyle-attribute">transfer-ownership=</text:span>
        </text:span>
        <text:span text:style-name="rststyle-literal">
          <text:span text:style-name="rststyle-string">"full"</text:span>
        </text:span>
        <text:span text:style-name="rststyle-name">
          <text:span text:style-name="rststyle-tag">&gt;</text:span>
        </text:span>
        <text:span text:style-name="rststyle-whitespace">
                        </text:span>
        <text:span text:style-name="rststyle-name">
          <text:span text:style-name="rststyle-tag">&lt;type</text:span>
        </text:span>
        <text:span text:style-name="rststyle-whitespace"> </text:span>
        <text:span text:style-name="rststyle-name">
          <text:span text:style-name="rststyle-attribute">name=</text:span>
        </text:span>
        <text:span text:style-name="rststyle-literal">
          <text:span text:style-name="rststyle-string">"none"</text:span>
        </text:span>
        <text:span text:style-name="rststyle-whitespace"> </text:span>
        <text:span text:style-name="rststyle-name">
          <text:span text:style-name="rststyle-attribute">c:type=</text:span>
        </text:span>
        <text:span text:style-name="rststyle-literal">
          <text:span text:style-name="rststyle-string">"void"</text:span>
        </text:span>
        <text:span text:style-name="rststyle-name">
          <text:span text:style-name="rststyle-tag">/&gt;</text:span>
        </text:span>
        <text:span text:style-name="rststyle-whitespace">
                </text:span>
        <text:span text:style-name="rststyle-name">
          <text:span text:style-name="rststyle-tag">&lt;/return-value&gt;</text:span>
        </text:span>
        <text:span text:style-name="rststyle-whitespace">
        </text:span>
        <text:span text:style-name="rststyle-name">
          <text:span text:style-name="rststyle-tag">&lt;/function&gt;</text:span>
        </text:span>
        <text:span text:style-name="rststyle-whitespace">
</text:span>
        <text:span text:style-name="rststyle-name">
          <text:span text:style-name="rststyle-tag">&lt;/namespace&gt;</text:span>
        </text:span>
        <text:span text:style-name="rststyle-whitespace">
</text:span>
        <text:span text:style-name="rststyle-name">
          <text:span text:style-name="rststyle-tag">&lt;/repository&gt;</text:span>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d-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13:18</meta:creation-date>
    <dc:creator>a</dc:creator>
    <dc:date>2023-05-19T08:13:18</dc:date>
    <dc:language>en-US</dc:language>
    <meta:editing-cycles>1</meta:editing-cycles>
    <meta:editing-duration>PT00M01S</meta:editing-duration>
    <dc:title>Vala dersi</dc:title>
  </office:meta>
</office:document-meta>
</file>